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E00000028055FBC136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svg:stroke-color="#000000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1cm" svg:stroke-color="#ff0000" draw:marker-start-width="0.35cm" draw:marker-end-width="0.35cm" draw:fill="none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8cm" fo:min-width="1.996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9cm" fo:min-width="1.99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5cm" fo:min-width="1.996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8cm" fo:min-width="1.591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9cm" fo:min-width="1.996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21.096cm" svg:height="28.129cm" draw:transform="rotate (-3.1384510609362) translate (21.152cm 28.864cm)">
          <draw:image xlink:href="Pictures/10000000000001E00000028055FBC136.jpg" xlink:type="simple" xlink:show="embed" xlink:actuate="onLoad">
            <text:p/>
          </draw:image>
        </draw:frame>
        <draw:line draw:style-name="gr2" draw:text-style-name="P1" draw:layer="layout" svg:x1="16.535cm" svg:y1="27.919cm" svg:x2="16.536cm" svg:y2="26.922cm">
          <text:p/>
        </draw:line>
        <draw:line draw:style-name="gr2" draw:text-style-name="P1" draw:layer="layout" svg:x1="15.101cm" svg:y1="26.921cm" svg:x2="15.102cm" svg:y2="25.301cm">
          <text:p/>
        </draw:line>
        <draw:line draw:style-name="gr2" draw:text-style-name="P1" draw:layer="layout" svg:x1="13.607cm" svg:y1="25.424cm" svg:x2="13.608cm" svg:y2="23.68cm">
          <text:p/>
        </draw:line>
        <draw:line draw:style-name="gr2" draw:text-style-name="P1" draw:layer="layout" svg:x1="12.329cm" svg:y1="23.704cm" svg:x2="12.364cm" svg:y2="21.62cm">
          <text:p/>
        </draw:line>
        <draw:line draw:style-name="gr2" draw:text-style-name="P1" draw:layer="layout" svg:x1="10.959cm" svg:y1="21.776cm" svg:x2="10.994cm" svg:y2="19.692cm">
          <text:p/>
        </draw:line>
        <draw:line draw:style-name="gr2" draw:text-style-name="P1" draw:layer="layout" svg:x1="9.59cm" svg:y1="19.782cm" svg:x2="9.625cm" svg:y2="17.448cm">
          <text:p/>
        </draw:line>
        <draw:line draw:style-name="gr2" draw:text-style-name="P1" draw:layer="layout" svg:x1="8.131cm" svg:y1="17.506cm" svg:x2="8.133cm" svg:y2="15.329cm">
          <text:p/>
        </draw:line>
        <draw:line draw:style-name="gr2" draw:text-style-name="P1" draw:layer="layout" svg:x1="6.762cm" svg:y1="15.453cm" svg:x2="6.764cm" svg:y2="13.276cm">
          <text:p/>
        </draw:line>
        <draw:line draw:style-name="gr2" draw:text-style-name="P1" draw:layer="layout" svg:x1="5.393cm" svg:y1="13.242cm" svg:x2="5.394cm" svg:y2="11.124cm">
          <text:p/>
        </draw:line>
        <draw:line draw:style-name="gr2" draw:text-style-name="P1" draw:layer="layout" svg:x1="4.023cm" svg:y1="11.273cm" svg:x2="4.025cm" svg:y2="8.349cm">
          <text:p/>
        </draw:line>
        <draw:frame draw:style-name="gr3" draw:layer="layout" svg:width="2.687cm" svg:height="1.198cm" draw:transform="rotate (1.5700981950941) translate (5.814cm 12.96cm)">
          <draw:text-box>
            <text:p>80mA</text:p>
          </draw:text-box>
        </draw:frame>
        <draw:frame draw:style-name="gr4" draw:layer="layout" svg:width="2.688cm" svg:height="1.199cm" draw:transform="rotate (1.5697491292437) translate (5.265cm 15.826cm)">
          <draw:text-box>
            <text:p>70mA</text:p>
          </draw:text-box>
        </draw:frame>
        <draw:frame draw:style-name="gr3" draw:layer="layout" svg:width="2.687cm" svg:height="1.198cm" draw:transform="rotate (1.5697491292437) translate (8.505cm 17.198cm)">
          <draw:text-box>
            <text:p>60mA</text:p>
          </draw:text-box>
        </draw:frame>
        <draw:frame draw:style-name="gr3" draw:layer="layout" svg:width="2.687cm" svg:height="1.198cm" draw:transform="rotate (1.5700981950941) translate (7.88cm 19.938cm)">
          <draw:text-box>
            <text:p>50mA</text:p>
          </draw:text-box>
        </draw:frame>
        <draw:frame draw:style-name="gr4" draw:layer="layout" svg:width="2.688cm" svg:height="1.199cm" draw:transform="rotate (1.5697491292437) translate (11.242cm 21.311cm)">
          <draw:text-box>
            <text:p>40mA</text:p>
          </draw:text-box>
        </draw:frame>
        <draw:frame draw:style-name="gr5" draw:layer="layout" svg:width="2.687cm" svg:height="1.2cm" draw:transform="rotate (1.5692255304681) translate (10.742cm 24.301cm)">
          <draw:text-box>
            <text:p>30mA</text:p>
          </draw:text-box>
        </draw:frame>
        <draw:frame draw:style-name="gr4" draw:layer="layout" svg:width="2.688cm" svg:height="1.199cm" draw:transform="rotate (1.5697491292437) translate (13.903cm 25.247cm)">
          <draw:text-box>
            <text:p>20mA</text:p>
          </draw:text-box>
        </draw:frame>
        <draw:frame draw:style-name="gr3" draw:layer="layout" svg:width="2.687cm" svg:height="1.198cm" draw:transform="rotate (1.5700981950941) translate (13.731cm 27.863cm)">
          <draw:text-box>
            <text:p>10mA</text:p>
          </draw:text-box>
        </draw:frame>
        <draw:frame draw:style-name="gr6" draw:layer="layout" svg:width="2.251cm" svg:height="1.198cm" draw:transform="rotate (1.5702727280193) translate (16.844cm 28.301cm)">
          <draw:text-box>
            <text:p>0mA</text:p>
          </draw:text-box>
        </draw:frame>
        <draw:frame draw:style-name="gr7" draw:layer="layout" svg:width="2.687cm" svg:height="1.199cm" draw:transform="rotate (1.5697491292437) translate (2.279cm 11.213cm)">
          <draw:text-box>
            <text:p>90mA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6-02-25T13:53:06.156213666</dc:date>
    <dc:creator>frederik </dc:creator>
    <meta:generator>LibreOffice/4.2.8.2$Linux_X86_64 LibreOffice_project/420m0$Build-2</meta:generator>
    <meta:editing-duration>P0D</meta:editing-duration>
    <meta:editing-cycles>1</meta:editing-cycles>
    <meta:document-statistic meta:object-count="21"/>
  </office:meta>
</office:document-meta>
</file>